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5cm" draw:marker-start="Arrowheads_20_2" draw:marker-start-width="0.237cm" draw:marker-end="Arrowheads_20_2" draw:marker-end-width="0.237cm" draw:fill="none" fo:min-height="0.512cm"/>
    </style:style>
    <style:style style:name="gr2" style:family="graphic" style:parent-style-name="standard">
      <style:graphic-properties draw:stroke="none" svg:stroke-width="0.051cm" svg:stroke-color="#000000" draw:marker-start="Arrowheads_20_2" draw:marker-start-width="0.276cm" draw:marker-end="Arrowheads_20_2" draw:marker-end-width="0.276cm" draw:fill="solid" draw:fill-color="#000000" draw:textarea-horizontal-align="justify" draw:textarea-vertical-align="middle" draw:auto-grow-height="false" fo:min-height="0.589cm" fo:min-width="1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25cm" draw:marker-start="Arrowheads_20_2" draw:marker-start-width="0.237cm" draw:marker-end="Arrowheads_20_2" draw:marker-end-width="0.237cm" draw:fill="none" fo:min-height="0.907cm"/>
    </style:style>
    <style:style style:name="gr4" style:family="graphic" style:parent-style-name="standard">
      <style:graphic-properties draw:stroke="none" svg:stroke-width="0.025cm" svg:stroke-color="#000000" draw:marker-start="Arrowheads_20_2" draw:marker-start-width="0.237cm" draw:marker-end="Arrowheads_20_2" draw:marker-end-width="0.237cm" draw:fill="none" draw:fill-color="#ffffff" draw:textarea-horizontal-align="left" draw:auto-grow-height="true" draw:auto-grow-width="true" fo:min-height="0.424cm" fo:min-width="3.224cm"/>
    </style:style>
    <style:style style:name="gr5" style:family="graphic" style:parent-style-name="standard">
      <style:graphic-properties draw:stroke="none" svg:stroke-width="0.025cm" svg:stroke-color="#000000" draw:marker-start="Arrowheads_20_2" draw:marker-start-width="0.237cm" draw:marker-end="Arrowheads_20_2" draw:marker-end-width="0.237cm" draw:fill="none" draw:fill-color="#ffffff" draw:textarea-horizontal-align="left" draw:auto-grow-height="true" draw:auto-grow-width="false" fo:min-height="0.907cm" fo:min-width="0cm"/>
    </style:style>
    <style:style style:name="gr6" style:family="graphic" style:parent-style-name="objectwithoutfill">
      <style:graphic-properties draw:stroke="solid" draw:stroke-dash="Ultrafine_20_Dashed" svg:stroke-width="0.051cm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25cm" draw:marker-start="" draw:marker-start-width="0.237cm" draw:marker-end="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solid" draw:stroke-dash="Fine_20_Dashed" svg:stroke-width="0.051cm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25cm" svg:stroke-color="#000000" draw:marker-start="Arrowheads_20_2" draw:marker-start-width="0.237cm" draw:marker-end="Arrowheads_20_2" draw:marker-end-width="0.237cm" draw:fill="none" draw:fill-color="#ffffff" draw:textarea-horizontal-align="left" draw:auto-grow-height="true" draw:auto-grow-width="false" fo:min-height="0.512cm" fo:min-width="0cm"/>
    </style:style>
    <style:style style:name="gr10" style:family="graphic" style:parent-style-name="standard">
      <style:graphic-properties draw:stroke="none" svg:stroke-width="0.025cm" draw:marker-start="Arrowheads_20_2" draw:marker-start-width="0.237cm" draw:marker-end="Arrowheads_20_2" draw:marker-end-width="0.237cm" draw:fill="none" fo:min-height="0.847cm"/>
    </style:style>
    <style:style style:name="gr11" style:family="graphic" style:parent-style-name="standard">
      <style:graphic-properties draw:stroke="none" svg:stroke-width="0.025cm" draw:marker-start="Arrowheads_20_2" draw:marker-start-width="0.237cm" draw:marker-end="Arrowheads_20_2" draw:marker-end-width="0.237cm" draw:fill="none" fo:min-height="0.424cm"/>
    </style:style>
    <style:style style:name="gr12" style:family="graphic" style:parent-style-name="standard">
      <style:graphic-properties draw:stroke="none" svg:stroke-color="#000000" draw:marker-start="Arrowheads_20_2" draw:marker-end="Arrowheads_20_2" draw:fill="none" draw:fill-color="#ffffff" draw:textarea-horizontal-align="left" draw:auto-grow-height="true" draw:auto-grow-width="false" fo:min-height="0.839cm" fo:min-width="0cm"/>
    </style:style>
    <style:style style:name="gr13" style:family="graphic" style:parent-style-name="standard">
      <style:graphic-properties draw:stroke="none" svg:stroke-width="0.025cm" svg:stroke-color="#000000" draw:marker-start="Arrowheads_20_2" draw:marker-start-width="0.237cm" draw:marker-end="Arrowheads_20_2" draw:marker-end-width="0.237cm" draw:fill="none" draw:fill-color="#ffffff" draw:textarea-horizontal-align="left" draw:auto-grow-height="true" draw:auto-grow-width="false" fo:min-height="0.424cm" fo:min-width="0cm"/>
    </style:style>
    <style:style style:name="gr1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text-properties fo:color="#111111" style:font-name="Ubuntu Condensed"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" fo:font-size="18pt" fo:letter-spacing="0.035cm" fo:font-style="normal" style:letter-kerning="false" style:font-size-asian="18pt" style:font-style-asian="normal" style:font-size-complex="18pt" style:font-style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Ubuntu Condensed" fo:font-size="11pt" style:text-underline-style="none" style:font-size-asian="11pt" style:font-size-complex="11pt"/>
    </style:style>
    <style:style style:name="P6" style:family="paragraph">
      <style:text-properties style:font-name="Ubuntu Condensed" fo:font-size="10.5pt" style:font-size-asian="10.5pt" style:font-size-complex="10.5pt"/>
    </style:style>
    <style:style style:name="P7" style:family="paragraph">
      <style:text-properties style:font-name="Ubuntu Condensed" fo:font-size="11pt" style:font-size-asian="11pt" style:font-size-complex="11pt"/>
    </style:style>
    <style:style style:name="P8" style:family="paragraph">
      <style:paragraph-properties fo:text-align="center"/>
      <style:text-properties style:font-name="Ubuntu Condensed"/>
    </style:style>
    <style:style style:name="P9" style:family="paragraph">
      <style:paragraph-properties fo:text-align="start"/>
      <style:text-properties fo:color="#000000" style:font-name="Ubuntu Condensed" fo:font-size="10.5pt" style:text-underline-style="none" style:font-size-asian="10.5pt" style:font-size-complex="10.5pt"/>
    </style:style>
    <style:style style:name="P10" style:family="paragraph">
      <style:text-properties fo:color="#000000" style:font-name="Ubuntu Condensed" fo:font-size="10.5pt" style:text-underline-style="none" style:font-size-asian="10.5pt" style:font-size-complex="10.5pt"/>
    </style:style>
    <style:style style:name="P11" style:family="paragraph">
      <style:text-properties style:font-name="Ubuntu Condensed" fo:font-size="10.5pt" style:text-underline-style="solid" style:text-underline-width="auto" style:text-underline-color="font-color" style:font-size-asian="10.5pt" style:font-size-complex="10.5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Ubuntu Condensed" fo:font-size="10pt" style:font-size-asian="10pt" style:font-size-complex="10pt"/>
    </style:style>
    <style:style style:name="T1" style:family="text">
      <style:text-properties fo:color="#111111" style:font-name="Ubuntu Condensed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111111" style:font-name="Ubuntu Condensed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Ubuntu Condensed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Ubuntu Condensed" fo:font-size="11pt" style:text-underline-style="none" style:font-size-asian="11pt" style:font-size-complex="11pt"/>
    </style:style>
    <style:style style:name="T5" style:family="text">
      <style:text-properties style:font-name="Ubuntu Condensed" fo:font-size="10.5pt" style:font-size-asian="10.5pt" style:font-size-complex="10.5pt"/>
    </style:style>
    <style:style style:name="T6" style:family="text">
      <style:text-properties style:font-name="Ubuntu Condensed" fo:font-size="11pt" style:font-size-asian="11pt" style:font-size-complex="11pt"/>
    </style:style>
    <style:style style:name="T7" style:family="text">
      <style:text-properties fo:color="#000000" style:font-name="Ubuntu Condensed" fo:font-size="10.5pt" style:text-underline-style="none" style:font-size-asian="10.5pt" style:font-size-complex="10.5pt"/>
    </style:style>
    <style:style style:name="T8" style:family="text">
      <style:text-properties style:font-name="Ubuntu Condens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41cm" svg:height="0.762cm" svg:x="12.049cm" svg:y="1.127cm">
          <draw:text-box>
            <text:p><text:span text:style-name="T1">Player name</text:span><text:span text:style-name="T2">:</text:span></text:p>
          </draw:text-box>
        </draw:frame>
        <draw:custom-shape draw:style-name="gr2" draw:text-style-name="P3" draw:layer="layout" svg:width="11.049cm" svg:height="0.889cm" svg:x="1cm" svg:y="1cm">
          <text:p text:style-name="P2"><text:span text:style-name="T3">STAQS Official Character 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9.59cm" svg:height="1.157cm" svg:x="1cm" svg:y="1.96cm">
          <draw:text-box>
            <text:p text:style-name="P4"><text:span text:style-name="T4">Name: <text:s text:c="107"/>Class: <text:s text:c="33"/>Gender: <text:s text:c="11"/>Height: <text:s text:c="9"/>Weight: <text:s text:c="7"/>Age:</text:span></text:p>
          </draw:text-box>
        </draw:frame>
        <draw:frame draw:style-name="gr4" draw:text-style-name="P6" draw:layer="layout" svg:width="3.724cm" svg:height="0.674cm" svg:x="1cm" svg:y="2.778cm">
          <draw:text-box>
            <text:p><text:span text:style-name="T5">Portrait/Description:</text:span></text:p>
          </draw:text-box>
        </draw:frame>
        <draw:frame draw:style-name="gr5" draw:text-style-name="P7" draw:layer="layout" svg:width="1.361cm" svg:height="1.157cm" svg:x="1cm" svg:y="21.234cm">
          <draw:text-box>
            <text:p><text:span text:style-name="T6">Items</text:span></text:p>
          </draw:text-box>
        </draw:frame>
        <draw:line draw:style-name="gr6" draw:text-style-name="P8" draw:layer="layout" svg:x1="1cm" svg:y1="21.32cm" svg:x2="20.59cm" svg:y2="21.32cm">
          <text:p/>
        </draw:line>
        <draw:line draw:style-name="gr7" draw:text-style-name="P8" draw:layer="layout" svg:x1="1.008cm" svg:y1="24.368cm" svg:x2="20.59cm" svg:y2="24.368cm">
          <text:p/>
        </draw:line>
        <draw:line draw:style-name="gr7" draw:text-style-name="P8" draw:layer="layout" svg:x1="1.008cm" svg:y1="23.86cm" svg:x2="20.59cm" svg:y2="23.86cm">
          <text:p/>
        </draw:line>
        <draw:line draw:style-name="gr7" draw:text-style-name="P8" draw:layer="layout" svg:x1="1.008cm" svg:y1="23.352cm" svg:x2="20.59cm" svg:y2="23.352cm">
          <text:p/>
        </draw:line>
        <draw:line draw:style-name="gr7" draw:text-style-name="P8" draw:layer="layout" svg:x1="1.008cm" svg:y1="22.844cm" svg:x2="20.59cm" svg:y2="22.844cm">
          <text:p/>
        </draw:line>
        <draw:line draw:style-name="gr7" draw:text-style-name="P8" draw:layer="layout" svg:x1="1cm" svg:y1="22.336cm" svg:x2="20.582cm" svg:y2="22.336cm">
          <text:p/>
        </draw:line>
        <draw:line draw:style-name="gr7" draw:text-style-name="P8" draw:layer="layout" svg:x1="1cm" svg:y1="21.828cm" svg:x2="20.582cm" svg:y2="21.828cm">
          <text:p/>
        </draw:line>
        <draw:line draw:style-name="gr7" draw:text-style-name="P8" draw:layer="layout" svg:x1="1.008cm" svg:y1="18.272cm" svg:x2="20.59cm" svg:y2="18.272cm">
          <text:p/>
        </draw:line>
        <draw:line draw:style-name="gr7" draw:text-style-name="P8" draw:layer="layout" svg:x1="1.008cm" svg:y1="17.764cm" svg:x2="20.59cm" svg:y2="17.764cm">
          <text:p/>
        </draw:line>
        <draw:line draw:style-name="gr7" draw:text-style-name="P8" draw:layer="layout" svg:x1="1.008cm" svg:y1="17.256cm" svg:x2="20.59cm" svg:y2="17.256cm">
          <text:p/>
        </draw:line>
        <draw:line draw:style-name="gr7" draw:text-style-name="P8" draw:layer="layout" svg:x1="1.008cm" svg:y1="16.748cm" svg:x2="20.59cm" svg:y2="16.748cm">
          <text:p/>
        </draw:line>
        <draw:line draw:style-name="gr7" draw:text-style-name="P8" draw:layer="layout" svg:x1="1.008cm" svg:y1="16.24cm" svg:x2="20.59cm" svg:y2="16.24cm">
          <text:p/>
        </draw:line>
        <draw:line draw:style-name="gr8" draw:text-style-name="P8" draw:layer="layout" svg:x1="1cm" svg:y1="15.224cm" svg:x2="20.59cm" svg:y2="15.224cm">
          <text:p/>
        </draw:line>
        <draw:line draw:style-name="gr7" draw:text-style-name="P8" draw:layer="layout" svg:x1="1.008cm" svg:y1="19.288cm" svg:x2="20.59cm" svg:y2="19.288cm">
          <text:p/>
        </draw:line>
        <draw:line draw:style-name="gr7" draw:text-style-name="P8" draw:layer="layout" svg:x1="1.008cm" svg:y1="18.78cm" svg:x2="20.59cm" svg:y2="18.78cm">
          <text:p/>
        </draw:line>
        <draw:frame draw:style-name="gr9" draw:text-style-name="P9" draw:layer="layout" svg:width="3.048cm" svg:height="0.762cm" svg:x="1cm" svg:y="8.534cm">
          <draw:text-box>
            <text:p text:style-name="P4"><text:span text:style-name="T7">Stats/Value</text:span></text:p>
          </draw:text-box>
        </draw:frame>
        <draw:line draw:style-name="gr7" draw:text-style-name="P8" draw:layer="layout" svg:x1="1.023cm" svg:y1="12.176cm" svg:x2="17.51cm" svg:y2="12.176cm">
          <text:p/>
        </draw:line>
        <draw:line draw:style-name="gr7" draw:text-style-name="P8" draw:layer="layout" svg:x1="1.023cm" svg:y1="11.668cm" svg:x2="17.51cm" svg:y2="11.668cm">
          <text:p/>
        </draw:line>
        <draw:line draw:style-name="gr7" draw:text-style-name="P8" draw:layer="layout" svg:x1="1cm" svg:y1="11.16cm" svg:x2="17.51cm" svg:y2="11.16cm">
          <text:p/>
        </draw:line>
        <draw:line draw:style-name="gr7" draw:text-style-name="P8" draw:layer="layout" svg:x1="1cm" svg:y1="10.652cm" svg:x2="17.51cm" svg:y2="10.652cm">
          <text:p/>
        </draw:line>
        <draw:line draw:style-name="gr7" draw:text-style-name="P8" draw:layer="layout" svg:x1="1.023cm" svg:y1="10.144cm" svg:x2="17.51cm" svg:y2="10.144cm">
          <text:p/>
        </draw:line>
        <draw:line draw:style-name="gr7" draw:text-style-name="P8" draw:layer="layout" svg:x1="1cm" svg:y1="9.636cm" svg:x2="17.51cm" svg:y2="9.636cm">
          <text:p/>
        </draw:line>
        <draw:frame draw:style-name="gr10" draw:text-style-name="P10" draw:layer="layout" svg:width="2.167cm" svg:height="1.097cm" svg:x="5.31cm" svg:y="8.534cm">
          <draw:text-box>
            <text:p><text:span text:style-name="T7">Equipment</text:span></text:p>
          </draw:text-box>
        </draw:frame>
        <draw:line draw:style-name="gr7" draw:text-style-name="P8" draw:layer="layout" svg:x1="4.048cm" svg:y1="14.716cm" svg:x2="4.048cm" svg:y2="9.128cm">
          <text:p/>
        </draw:line>
        <draw:line draw:style-name="gr7" draw:text-style-name="P8" draw:layer="layout" svg:x1="1.023cm" svg:y1="12.684cm" svg:x2="17.51cm" svg:y2="12.684cm">
          <text:p/>
        </draw:line>
        <draw:frame draw:style-name="gr1" draw:text-style-name="P10" draw:layer="layout" svg:width="2.667cm" svg:height="0.762cm" svg:x="17.51cm" svg:y="8.534cm">
          <draw:text-box>
            <text:p><text:span text:style-name="T7">Max HP</text:span></text:p>
          </draw:text-box>
        </draw:frame>
        <draw:frame draw:style-name="gr11" draw:text-style-name="P11" draw:layer="layout" svg:width="3.08cm" svg:height="0.674cm" svg:x="17.51cm" svg:y="9.077cm">
          <draw:text-box>
            <text:p><text:span text:style-name="T5">Damage/status</text:span></text:p>
          </draw:text-box>
        </draw:frame>
        <draw:frame draw:style-name="gr12" draw:text-style-name="P13" draw:layer="layout" svg:width="5.969cm" svg:height="1.089cm" svg:x="14.843cm" svg:y="26.851cm">
          <draw:text-box>
            <text:p text:style-name="P12"><text:span text:style-name="T8">STAQS v0.0.1a – Sam Pagenkopf 2014-10-13</text:span></text:p>
          </draw:text-box>
        </draw:frame>
        <draw:line draw:style-name="gr7" draw:text-style-name="P8" draw:layer="layout" svg:x1="1cm" svg:y1="13.192cm" svg:x2="17.487cm" svg:y2="13.192cm">
          <text:p/>
        </draw:line>
        <draw:line draw:style-name="gr7" draw:text-style-name="P8" draw:layer="layout" svg:x1="1.023cm" svg:y1="13.7cm" svg:x2="17.51cm" svg:y2="13.7cm">
          <text:p/>
        </draw:line>
        <draw:frame draw:style-name="gr13" draw:text-style-name="P9" draw:layer="layout" svg:width="3.556cm" svg:height="0.674cm" svg:x="1cm" svg:y="14.63cm">
          <draw:text-box>
            <text:p text:style-name="P4"><text:span text:style-name="T7">Abilites</text:span></text:p>
          </draw:text-box>
        </draw:frame>
        <draw:line draw:style-name="gr7" draw:text-style-name="P8" draw:layer="layout" svg:x1="1cm" svg:y1="24.876cm" svg:x2="20.582cm" svg:y2="24.876cm">
          <text:p/>
        </draw:line>
        <draw:line draw:style-name="gr7" draw:text-style-name="P8" draw:layer="layout" svg:x1="1cm" svg:y1="14.208cm" svg:x2="17.487cm" svg:y2="14.208cm">
          <text:p/>
        </draw:line>
        <draw:line draw:style-name="gr7" draw:text-style-name="P8" draw:layer="layout" svg:x1="1cm" svg:y1="20.304cm" svg:x2="20.582cm" svg:y2="20.304cm">
          <text:p/>
        </draw:line>
        <draw:line draw:style-name="gr7" draw:text-style-name="P8" draw:layer="layout" svg:x1="1.008cm" svg:y1="19.796cm" svg:x2="20.59cm" svg:y2="19.796cm">
          <text:p/>
        </draw:line>
        <draw:line draw:style-name="gr7" draw:text-style-name="P8" draw:layer="layout" svg:x1="1.008cm" svg:y1="25.384cm" svg:x2="20.59cm" svg:y2="25.384cm">
          <text:p/>
        </draw:line>
        <draw:line draw:style-name="gr7" draw:text-style-name="P8" draw:layer="layout" svg:x1="1.008cm" svg:y1="15.732cm" svg:x2="20.59cm" svg:y2="15.732cm">
          <text:p/>
        </draw:line>
        <draw:line draw:style-name="gr7" draw:text-style-name="P8" draw:layer="layout" svg:x1="1cm" svg:y1="20.812cm" svg:x2="20.582cm" svg:y2="20.812cm">
          <text:p/>
        </draw:line>
        <draw:line draw:style-name="gr7" draw:text-style-name="P8" draw:layer="layout" svg:x1="5.318cm" svg:y1="21.32cm" svg:x2="5.318cm" svg:y2="15.224cm">
          <text:p/>
        </draw:line>
        <draw:line draw:style-name="gr14" draw:text-style-name="P2" draw:layer="layout" svg:x1="17.51cm" svg:y1="15.224cm" svg:x2="17.51cm" svg:y2="8.62cm">
          <text:p/>
        </draw:line>
        <draw:line draw:style-name="gr7" draw:text-style-name="P8" draw:layer="layout" svg:x1="1cm" svg:y1="25.892cm" svg:x2="20.582cm" svg:y2="25.892cm">
          <text:p/>
        </draw:line>
        <draw:line draw:style-name="gr7" draw:text-style-name="P8" draw:layer="layout" svg:x1="1cm" svg:y1="26.4cm" svg:x2="20.582cm" svg:y2="26.4cm">
          <text:p/>
        </draw:line>
        <draw:line draw:style-name="gr6" draw:text-style-name="P8" draw:layer="layout" svg:x1="1cm" svg:y1="2.651cm" svg:x2="20.59cm" svg:y2="2.651cm">
          <text:p/>
        </draw:line>
        <draw:line draw:style-name="gr14" draw:text-style-name="P2" draw:layer="layout" svg:x1="5.318cm" svg:y1="14.716cm" svg:x2="5.318cm" svg:y2="8.62cm">
          <text:p/>
        </draw:line>
        <draw:line draw:style-name="gr8" draw:text-style-name="P8" draw:layer="layout" svg:x1="1cm" svg:y1="14.716cm" svg:x2="17.51cm" svg:y2="14.716cm">
          <text:p/>
        </draw:line>
        <draw:line draw:style-name="gr8" draw:text-style-name="P8" draw:layer="layout" svg:x1="1cm" svg:y1="9.128cm" svg:x2="20.59cm" svg:y2="9.128cm">
          <text:p/>
        </draw:line>
        <draw:line draw:style-name="gr8" draw:text-style-name="P8" draw:layer="layout" svg:x1="1cm" svg:y1="8.62cm" svg:x2="20.59cm" svg:y2="8.62cm">
          <text:p/>
        </draw:line>
        <draw:line draw:style-name="gr7" draw:text-style-name="P8" draw:layer="layout" svg:x1="1cm" svg:y1="26.94cm" svg:x2="20.582cm" svg:y2="26.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20:30:05.599788978</meta:creation-date>
    <dc:date>2014-10-13T09:50:47.329796424</dc:date>
    <meta:editing-duration>PT12H2M30S</meta:editing-duration>
    <meta:editing-cycles>6</meta:editing-cycles>
    <meta:generator>LibreOffice/4.3.2.2.0$Linux_X86_64 LibreOffice_project/430m0$Build-2</meta:generator>
    <meta:print-date>2014-10-09T19:08:08.438801439</meta:print-date>
    <meta:document-statistic meta:object-count="53"/>
  </office:meta>
</office:document-meta>
</file>